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09eb" officeooo:paragraph-rsid="000809eb"/>
    </style:style>
    <style:style style:name="P2" style:family="paragraph" style:parent-style-name="Standard">
      <style:text-properties officeooo:rsid="000809eb" officeooo:paragraph-rsid="0013a593"/>
    </style:style>
    <style:style style:name="P3" style:family="paragraph" style:parent-style-name="Standard">
      <style:text-properties officeooo:rsid="000d8544" officeooo:paragraph-rsid="000d8544"/>
    </style:style>
    <style:style style:name="P4" style:family="paragraph" style:parent-style-name="Standard">
      <style:text-properties officeooo:rsid="000d8544" officeooo:paragraph-rsid="0013a593"/>
    </style:style>
    <style:style style:name="P5" style:family="paragraph" style:parent-style-name="Standard">
      <style:text-properties officeooo:rsid="00129944" officeooo:paragraph-rsid="00129944"/>
    </style:style>
    <style:style style:name="P6" style:family="paragraph" style:parent-style-name="Standard">
      <style:text-properties officeooo:rsid="0013a593" officeooo:paragraph-rsid="0013a593"/>
    </style:style>
    <style:style style:name="P7" style:family="paragraph" style:parent-style-name="Standard">
      <style:text-properties officeooo:rsid="00177e26" officeooo:paragraph-rsid="00177e26"/>
    </style:style>
    <style:style style:name="P8" style:family="paragraph" style:parent-style-name="Standard">
      <style:text-properties officeooo:rsid="0019248c" officeooo:paragraph-rsid="0019248c"/>
    </style:style>
    <style:style style:name="P9" style:family="paragraph" style:parent-style-name="Standard">
      <style:text-properties officeooo:rsid="001b37f4" officeooo:paragraph-rsid="001b37f4"/>
    </style:style>
    <style:style style:name="P10" style:family="paragraph" style:parent-style-name="Standard">
      <style:text-properties officeooo:rsid="0020158c" officeooo:paragraph-rsid="0020158c"/>
    </style:style>
    <style:style style:name="P11" style:family="paragraph" style:parent-style-name="Text_20_body">
      <style:text-properties officeooo:rsid="000a54d6" officeooo:paragraph-rsid="000a54d6"/>
    </style:style>
    <style:style style:name="P12" style:family="paragraph" style:parent-style-name="Text_20_body">
      <style:text-properties officeooo:rsid="000ac2cd" officeooo:paragraph-rsid="000ac2cd"/>
    </style:style>
    <style:style style:name="P13" style:family="paragraph" style:parent-style-name="Text_20_body" style:list-style-name="L2">
      <style:text-properties officeooo:rsid="000ac2cd" officeooo:paragraph-rsid="001cbe27"/>
    </style:style>
    <style:style style:name="P14" style:family="paragraph" style:parent-style-name="Text_20_body">
      <style:text-properties officeooo:rsid="000ac2cd" officeooo:paragraph-rsid="000cc229"/>
    </style:style>
    <style:style style:name="P15" style:family="paragraph" style:parent-style-name="Text_20_body">
      <style:text-properties officeooo:rsid="000ac2cd" officeooo:paragraph-rsid="000f4955"/>
    </style:style>
    <style:style style:name="P16" style:family="paragraph" style:parent-style-name="Text_20_body">
      <style:text-properties officeooo:rsid="000ac2cd" officeooo:paragraph-rsid="0013a593"/>
    </style:style>
    <style:style style:name="P17" style:family="paragraph" style:parent-style-name="Text_20_body">
      <style:text-properties officeooo:rsid="000ac2cd" officeooo:paragraph-rsid="00151967"/>
    </style:style>
    <style:style style:name="P18" style:family="paragraph" style:parent-style-name="Text_20_body">
      <style:text-properties officeooo:rsid="000ac2cd" officeooo:paragraph-rsid="001cbe27"/>
    </style:style>
    <style:style style:name="P19" style:family="paragraph" style:parent-style-name="Text_20_body">
      <style:text-properties officeooo:rsid="000cc229" officeooo:paragraph-rsid="000cc229"/>
    </style:style>
    <style:style style:name="P20" style:family="paragraph" style:parent-style-name="Text_20_body" style:list-style-name="L3">
      <style:text-properties officeooo:rsid="000cc229" officeooo:paragraph-rsid="000cc229"/>
    </style:style>
    <style:style style:name="P21" style:family="paragraph" style:parent-style-name="Text_20_body">
      <style:text-properties officeooo:rsid="000cc229" officeooo:paragraph-rsid="001e26d1"/>
    </style:style>
    <style:style style:name="P22" style:family="paragraph" style:parent-style-name="Text_20_body">
      <style:text-properties officeooo:rsid="000d8544" officeooo:paragraph-rsid="000da499"/>
    </style:style>
    <style:style style:name="P23" style:family="paragraph" style:parent-style-name="Text_20_body">
      <style:text-properties officeooo:rsid="000da499" officeooo:paragraph-rsid="000da499"/>
    </style:style>
    <style:style style:name="P24" style:family="paragraph" style:parent-style-name="Text_20_body">
      <style:text-properties officeooo:rsid="000da499" officeooo:paragraph-rsid="000f1970"/>
    </style:style>
    <style:style style:name="P25" style:family="paragraph" style:parent-style-name="Text_20_body">
      <style:text-properties fo:font-weight="bold" officeooo:rsid="000da499" officeooo:paragraph-rsid="000da499" style:font-weight-asian="bold" style:font-weight-complex="bold"/>
    </style:style>
    <style:style style:name="P26" style:family="paragraph" style:parent-style-name="Text_20_body">
      <style:text-properties fo:font-weight="bold" officeooo:rsid="000da499" officeooo:paragraph-rsid="000f4955" style:font-weight-asian="bold" style:font-weight-complex="bold"/>
    </style:style>
    <style:style style:name="P27" style:family="paragraph" style:parent-style-name="Text_20_body">
      <style:text-properties fo:font-weight="bold" officeooo:rsid="000d8544" officeooo:paragraph-rsid="000d8544" style:font-weight-asian="bold" style:font-weight-complex="bold"/>
    </style:style>
    <style:style style:name="P28" style:family="paragraph" style:parent-style-name="Text_20_body">
      <style:text-properties fo:font-weight="bold" officeooo:rsid="000f1970" officeooo:paragraph-rsid="000f1970" style:font-weight-asian="bold" style:font-weight-complex="bold"/>
    </style:style>
    <style:style style:name="P29" style:family="paragraph" style:parent-style-name="Text_20_body">
      <style:text-properties fo:font-weight="bold" officeooo:rsid="000f4955" officeooo:paragraph-rsid="000f4955" style:font-weight-asian="bold" style:font-weight-complex="bold"/>
    </style:style>
    <style:style style:name="P30" style:family="paragraph" style:parent-style-name="Text_20_body">
      <style:text-properties officeooo:rsid="000f1970" officeooo:paragraph-rsid="000f1970"/>
    </style:style>
    <style:style style:name="P31" style:family="paragraph" style:parent-style-name="Text_20_body">
      <style:text-properties fo:font-weight="normal" officeooo:rsid="000f1970" officeooo:paragraph-rsid="000f1970" style:font-weight-asian="normal" style:font-weight-complex="normal"/>
    </style:style>
    <style:style style:name="P32" style:family="paragraph" style:parent-style-name="Text_20_body">
      <style:text-properties fo:font-weight="normal" officeooo:rsid="000f4955" officeooo:paragraph-rsid="000f4955" style:font-weight-asian="normal" style:font-weight-complex="normal"/>
    </style:style>
    <style:style style:name="P33" style:family="paragraph" style:parent-style-name="Text_20_body">
      <style:text-properties fo:font-weight="normal" officeooo:rsid="000da499" officeooo:paragraph-rsid="000f4955" style:font-weight-asian="normal" style:font-weight-complex="normal"/>
    </style:style>
    <style:style style:name="P34" style:family="paragraph" style:parent-style-name="Text_20_body">
      <style:text-properties officeooo:rsid="00113547" officeooo:paragraph-rsid="001e26d1"/>
    </style:style>
    <style:style style:name="P35" style:family="paragraph" style:parent-style-name="Text_20_body">
      <style:text-properties officeooo:rsid="0011c9e2" officeooo:paragraph-rsid="0011c9e2"/>
    </style:style>
    <style:style style:name="P36" style:family="paragraph" style:parent-style-name="Text_20_body">
      <style:text-properties officeooo:rsid="0011c9e2" officeooo:paragraph-rsid="001e26d1"/>
    </style:style>
    <style:style style:name="P37" style:family="paragraph" style:parent-style-name="Text_20_body">
      <style:text-properties officeooo:rsid="0013a593" officeooo:paragraph-rsid="0013a593"/>
    </style:style>
    <style:style style:name="P38" style:family="paragraph" style:parent-style-name="Text_20_body">
      <style:text-properties officeooo:rsid="00151967" officeooo:paragraph-rsid="00151967"/>
    </style:style>
    <style:style style:name="P39" style:family="paragraph" style:parent-style-name="Text_20_body">
      <style:text-properties officeooo:rsid="0015a400" officeooo:paragraph-rsid="0015a400"/>
    </style:style>
    <style:style style:name="P40" style:family="paragraph" style:parent-style-name="Text_20_body" style:list-style-name="L3">
      <style:text-properties officeooo:paragraph-rsid="000cc229"/>
    </style:style>
    <style:style style:name="P41" style:family="paragraph" style:parent-style-name="Text_20_body">
      <style:text-properties officeooo:rsid="001e26d1" officeooo:paragraph-rsid="001e26d1"/>
    </style:style>
    <style:style style:name="P42" style:family="paragraph" style:parent-style-name="Text_20_body">
      <style:text-properties officeooo:rsid="001f9f08" officeooo:paragraph-rsid="001f9f08"/>
    </style:style>
    <style:style style:name="P43" style:family="paragraph" style:parent-style-name="Text_20_body">
      <style:text-properties officeooo:rsid="001f9f08" officeooo:paragraph-rsid="00218f6d"/>
    </style:style>
    <style:style style:name="P44" style:family="paragraph" style:parent-style-name="Heading_20_1">
      <style:text-properties officeooo:rsid="0011c9e2"/>
    </style:style>
    <style:style style:name="P45" style:family="paragraph" style:parent-style-name="Heading_20_1">
      <style:text-properties officeooo:paragraph-rsid="001e26d1"/>
    </style:style>
    <style:style style:name="T1" style:family="text">
      <style:text-properties officeooo:rsid="000a54d6"/>
    </style:style>
    <style:style style:name="T2" style:family="text">
      <style:text-properties officeooo:rsid="000ac2cd"/>
    </style:style>
    <style:style style:name="T3" style:family="text">
      <style:text-properties officeooo:rsid="000cc229"/>
    </style:style>
    <style:style style:name="T4" style:family="text">
      <style:text-properties officeooo:rsid="000d8544"/>
    </style:style>
    <style:style style:name="T5" style:family="text">
      <style:text-properties officeooo:rsid="000f1970"/>
    </style:style>
    <style:style style:name="T6" style:family="text">
      <style:text-properties fo:font-weight="bold" style:font-weight-asian="bold" style:font-weight-complex="bold"/>
    </style:style>
    <style:style style:name="T7" style:family="text">
      <style:text-properties fo:font-weight="bold" officeooo:rsid="000f1970" style:font-weight-asian="bold" style:font-weight-complex="bold"/>
    </style:style>
    <style:style style:name="T8" style:family="text">
      <style:text-properties fo:font-weight="bold" officeooo:rsid="000f4955" style:font-weight-asian="bold" style:font-weight-complex="bold"/>
    </style:style>
    <style:style style:name="T9" style:family="text">
      <style:text-properties fo:font-weight="bold" officeooo:rsid="0011c9e2" style:font-weight-asian="bold" style:font-weight-complex="bold"/>
    </style:style>
    <style:style style:name="T10" style:family="text">
      <style:text-properties officeooo:rsid="000f4955"/>
    </style:style>
    <style:style style:name="T11" style:family="text">
      <style:text-properties officeooo:rsid="0011c9e2"/>
    </style:style>
    <style:style style:name="T12" style:family="text">
      <style:text-properties officeooo:rsid="00129944"/>
    </style:style>
    <style:style style:name="T13" style:family="text">
      <style:text-properties officeooo:rsid="00134f00"/>
    </style:style>
    <style:style style:name="T14" style:family="text">
      <style:text-properties officeooo:rsid="0013a593"/>
    </style:style>
    <style:style style:name="T15" style:family="text">
      <style:text-properties officeooo:rsid="00151967"/>
    </style:style>
    <style:style style:name="T16" style:family="text">
      <style:text-properties officeooo:rsid="00177e26"/>
    </style:style>
    <style:style style:name="T17" style:family="text">
      <style:text-properties officeooo:rsid="0019e413"/>
    </style:style>
    <style:style style:name="T18" style:family="text">
      <style:text-properties officeooo:rsid="001b0d0d"/>
    </style:style>
    <style:style style:name="T19" style:family="text">
      <style:text-properties officeooo:rsid="001f9f08"/>
    </style:style>
    <style:style style:name="T20" style:family="text">
      <style:text-properties officeooo:rsid="00218f6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o.</text:p>
      <text:p text:style-name="P1"></text:p>
      <text:p text:style-name="P1">My name is Michal Kovac and I am from Comenius University in Bratislava, Slovakia and I am going to tell you about some results of my PhD research.</text:p>
      <text:p text:style-name="P1"/>
      <text:p text:style-name="P10">The talk will start with a brief overview of P systems, some variants and their computational power. Then we will focus on sequential P systems with inhibitors and discuss some results.</text:p>
      <text:p text:style-name="P1"></text:p>
      <text:h text:style-name="Heading_20_1" text:outline-level="1">Basic notions and notations</text:h>
      <text:p text:style-name="P1"></text:p>
      <text:p text:style-name="P6">Slide 2</text:p>
      <text:p text:style-name="P2">P Systems are formal models of distributed parallel multiset processing. <text:span text:style-name="T14">The model consists of a membrane structure, which consists of membranes arranged in a tree-like structure. In each membrane is a multiset of objects and some rules for processing the objects.</text:span></text:p>
      <text:p text:style-name="P6"/>
      <text:p text:style-name="P6">Slide 3</text:p>
      <text:p text:style-name="P5">We consider two types of rule application:</text:p>
      <text:p text:style-name="P4">Sequential P systems <text:span text:style-name="T12">in each step is exactly one rule applied.</text:span></text:p>
      <text:p text:style-name="P3">Maximal parallel P systems <text:span text:style-name="T12">in each step applies maximal multiset of rules. This is non-deterministic <text:s/>as there can be multiple such maximal multisets.</text:span></text:p>
      <text:p text:style-name="P3"/>
      <text:p text:style-name="P6">Slide 4</text:p>
      <text:p text:style-name="P37">An example</text:p>
      <text:p text:style-name="P16">1 membrane with 3 objects a, a, b and 3 rules: (1) <text:span text:style-name="T1">aa -&gt; ab, </text:span>(2) <text:span text:style-name="T1">abb -&gt; b, </text:span>(3) <text:span text:style-name="T1">b -&gt; c</text:span></text:p>
      <text:p text:style-name="P17">In the first step, we can use the rules (1) and (3). For maximal parallel step we have to use both rules at the same time, producing abc. In the second step the only applicable rule is (3).</text:p>
      <text:p text:style-name="P18">However, when processing in sequential manner, the possible results <text:span text:style-name="T3">are:</text:span></text:p>
      <text:list xml:id="list3356648809705793523" text:style-name="L2">
        <text:list-item>
          <text:p text:style-name="P13">a<text:span text:style-name="T3">cc</text:span> after applying rule number <text:span text:style-name="T3">(1) and two times rule number </text:span>(3) <text:span text:style-name="T3">(in any order)</text:span></text:p>
        </text:list-item>
        <text:list-item>
          <text:p text:style-name="P13"><text:span text:style-name="T3">b</text:span> after applying rule number (1), <text:span text:style-name="T3">then rule number (2)</text:span></text:p>
        </text:list-item>
      </text:list>
      <text:p text:style-name="P39">Slide 5</text:p>
      <text:p text:style-name="P38">The standard definition of the multiset <text:span text:style-name="T6">language</text:span> generated by P system is the set of all possible multisets contained in the skin membrane in a halting configuration.</text:p>
      <text:p text:style-name="P17"><text:span text:style-name="T15">So in out example the P system generate a </text:span>single-word langage {acc}.</text:p>
      <text:p text:style-name="P37">Slide 5</text:p>
      <text:p text:style-name="P4">Cooperative rules <text:span text:style-name="T12">have no restriction on number of objects on left side, but 2 are sufficient for universality. P systems with cooperative rules are universal.</text:span></text:p>
      <text:p text:style-name="P4">Non-cooperative rules <text:span text:style-name="T13">have exactly one object on the left side. P systems with only non-cooperative rules are not universal as they define exactly a family of multiset languages that corresponds to context-free languages.</text:span></text:p>
      <text:p text:style-name="P7">Rules that contain inhibitors are not applicable when there is an inhibitor present in the membrane. </text:p>
      <text:p text:style-name="P7">Non-cooperative P systems with inhibitors corresponds to the ET0L family.</text:p>
      <text:p text:style-name="P7"/>
      <text:p text:style-name="P4">Catalytic rules <text:span text:style-name="T13">are non-cooperative with added a catalyst on both sides of the rule. </text:span></text:p>
      <text:p text:style-name="P1"><text:soft-page-break/>2 catalysts are enough <text:span text:style-name="T16">for universality</text:span>. <text:span text:style-name="T13">(Freund, 2005)</text:span></text:p>
      <text:p text:style-name="P7">1 catalyst is probably not enough, but as far as I know, this is still an open problem.</text:p>
      <text:p text:style-name="P7">If we allow rules with inhibitors, the universality is reached.</text:p>
      <text:p text:style-name="P7"/>
      <text:p text:style-name="P9">We can see that using inhibitors can help to improve computational power, but not always leads to the universality.</text:p>
      <text:p text:style-name="P9"/>
      <text:p text:style-name="P1"></text:p>
      <text:p text:style-name="P6">Slide 7</text:p>
      <text:p text:style-name="P1"><text:span text:style-name="T16">All these results were made for maximal parallel semantics. </text:span>What about the sequential case?</text:p>
      <text:p text:style-name="P8">Sequential P systems are not universal as they are equal to Vector addition systems, which are not universal. There are many possible extensions to achieve universality, <text:span text:style-name="T18">and</text:span> our results are that Sequential P systems with inhibitors are universal.</text:p>
      <text:p text:style-name="P1"/>
      <text:h text:style-name="Heading_20_1" text:outline-level="1">Generator / Acceptor</text:h>
      <text:p text:style-name="P1"/>
      <text:p text:style-name="P1">P systems can work as a language generator or language acceptor.</text:p>
      <text:p text:style-name="P1">Language generator has a fixed initial configuration. Whenever a computation reaches a halting configuration, a multiset in the skin membrane is considered as included in the language. So all possible computations define the language of multisets.</text:p>
      <text:p text:style-name="P1">As for language acceptor, a muliset of objects is inserted in the skin membrane and the result of the computation says whether such a multiset belongs to the language or not.</text:p>
      <text:p text:style-name="P1"/>
      <text:h text:style-name="Heading_20_1" text:outline-level="1">Acceptor</text:h>
      <text:p text:style-name="P11">Proving the accepting case was trivial by simulating the register machine. <text:span text:style-name="T17">For every register j we have an object a_j and the multiplicity of that object represents the value of the register. </text:span>The condition in SUB command was simulated by inhibitor.</text:p>
      <text:h text:style-name="Heading_20_1" text:outline-level="1">Generator</text:h>
      <text:p text:style-name="P11"><text:span text:style-name="T17">We </text:span>proved the generative case by a simulation of maximal parallel P system by sequential P systems with inhibitors.</text:p>
      <text:p text:style-name="P11">(I like creating and debugging simulations)</text:p>
      <text:h text:style-name="Heading_20_1" text:outline-level="1">The Simulation <text:span text:style-name="T1">Overview</text:span></text:h>
      <text:p text:style-name="P11">Let's suppose we have a maximal parallel P system Π. The computation of Π is a sequence of maximal parallel steps. In each step of Π, a maximal parallel multiset of rewriting rules are applied in each membrane. We simulate this maximal parallel step with several steps of a sequential system. </text:p>
      <text:h text:style-name="Heading_20_3" text:outline-level="3">An example</text:h>
      <text:p text:style-name="P12"><text:span text:style-name="T14">From the previous example: </text:span>1 membrane with 3 objects a, a, b and 3 rules: (1) <text:span text:style-name="T1">aa -&gt; ab, </text:span>(2) <text:span text:style-name="T1">abb -&gt; b, </text:span>(3) <text:span text:style-name="T1">b -&gt; c</text:span></text:p>
      <text:p text:style-name="P37">we have seen that maximal parallel processing <text:span text:style-name="T2"><text:s/>result</text:span>s<text:span text:style-name="T2"> in </text:span>a <text:span text:style-name="T2">single-word langage {acc}.</text:span></text:p>
      <text:p text:style-name="P12"><text:soft-page-break/>However, when processing in sequential manner, the possible results <text:span text:style-name="T3">are acc, b</text:span></text:p>
      <text:p text:style-name="P14">So when applied sequential semantics, the generated language is {b, acc} instead of just {acc}.</text:p>
      <text:h text:style-name="Heading_20_1" text:outline-level="1">Two phases</text:h>
      <text:p text:style-name="P19">In the simulation we have to prevent applying the rule number (2) when the maximal parallel step is not done yet. We introduce two phases:</text:p>
      <text:list xml:id="list4170832235664271709" text:style-name="L3">
        <text:list-item>
          <text:p text:style-name="P20">In the first phase (let's call it RUN phase), we are applying the rules in sequential manner. The products are marked so they are not used in any rules in the same step. When there is no more rule to be applied, </text:p>
        </text:list-item>
        <text:list-item>
          <text:p text:style-name="P40"><text:span text:style-name="T3">the second phase (let's call it RESTORE phase) all marked objects are unmarked.</text:span></text:p>
        </text:list-item>
      </text:list>
      <text:h text:style-name="Heading_20_1" text:outline-level="1">Switching the phases</text:h>
      <text:p text:style-name="P19">How to proceed between RUN and RESTORE phase? The <text:span text:style-name="T4">RESTORE </text:span>phase take<text:span text:style-name="T4">s</text:span> place <text:span text:style-name="T4">when there is no usable rule. So we will have a rule that consumes the RUN phase and produces the RESTORE phase. It can be fired only when no rule is usable what can be represented by a special object for every rule. If we make sure there is at most one occurence of each of these objects, then in the RESTORE phase there will be no occurence of them.</text:span></text:p>
      <text:p text:style-name="P27">RUN | UNUSABLE_1 | UNUSABLE_2 | UNUSABLE_3 <text:s/>-&gt; RESTORE</text:p>
      <text:h text:style-name="P45" text:outline-level="1">Restore phase ending</text:h>
      <text:p text:style-name="P34">In the restore phase <text:span text:style-name="T11">the products of the previous phase are converted back to original symbols.</text:span></text:p>
      <text:p text:style-name="P21">RESTORE|a' -&gt; a</text:p>
      <text:p text:style-name="P21">RESTORE|b' -&gt; b</text:p>
      <text:p text:style-name="P21">RESTORE|<text:span text:style-name="T11">c</text:span>' -&gt; <text:span text:style-name="T11">c</text:span></text:p>
      <text:p text:style-name="P36">But how can we know when to end this phase? Again, using inhibitors.</text:p>
      <text:p text:style-name="P36"><text:span text:style-name="T9">RESTORE -&gt; RUN with inhibitors a', b', c</text:span><text:span text:style-name="T11">'</text:span></text:p>
      <text:h text:style-name="Heading_20_1" text:outline-level="1">Creating UNUSABLE objects</text:h>
      <text:p text:style-name="P22">How to create such an object? It depends on the type of the left side of the rule.</text:p>
      <text:p text:style-name="P22">The simplest is the rule number (3): b -&gt; c. The UNUSABLE_3 is created when there is no object b present. This can be achieved using rule with inhibitor:</text:p>
      <text:p text:style-name="P25">RUN -&gt; RUN | UNUSABLE_3 with the inhibitors b and UNUSABLE_3</text:p>
      <text:p text:style-name="P23">The presence of UNUSABLE_3 inhibits creating the second instance so there is at most one occurence of this object at any time.</text:p>
      <text:h text:style-name="Heading_20_1" text:outline-level="1"><text:soft-page-break/>Max one occurence <text:span text:style-name="T5">detection</text:span></text:h>
      <text:p text:style-name="P24">More complicated is the rule number <text:span text:style-name="T2">(1): aa -&gt; ab.</text:span></text:p>
      <text:p text:style-name="P24"><text:span text:style-name="T5">We could use the rule</text:span></text:p>
      <text:p text:style-name="P24"><text:span text:style-name="T6">RUN -&gt; RUN | UNUSABLE_</text:span><text:span text:style-name="T7">1</text:span><text:span text:style-name="T6"> with the inhibitors </text:span><text:span text:style-name="T7">a</text:span><text:span text:style-name="T6"> and UNUSABLE_</text:span><text:span text:style-name="T7">1</text:span></text:p>
      <text:p text:style-name="P24">The UNUSABLE_1 <text:span text:style-name="T5">is created when there is no occurence of a. But it should be</text:span> created when there is <text:span text:style-name="T5">at most</text:span> one occurence <text:span text:style-name="T5">of a. One does not simply do this just by inhibitors. Inhibitors are used for detection of zero occurences. We need to detect zero or one occurence.</text:span></text:p>
      <text:p text:style-name="P24"><text:span text:style-name="T5">We have already shown that we can force an object to have at most one occurence. A similar approach can be used for the detection.</text:span></text:p>
      <text:p text:style-name="P30">Basically, we need something like this:</text:p>
      <text:p text:style-name="P24"><text:span text:style-name="T7">RUN -&gt; RUN | UNUSABLE_1 with inhibitor UNUSABLE_1 and (zero or one) occurence of a</text:span></text:p>
      <text:p text:style-name="P30">The solution is to promote at most one object a with a dot:</text:p>
      <text:p text:style-name="P28">RUN | a -&gt; RUN | å with the inhibitor å</text:p>
      <text:p text:style-name="P31">This promoted object will <text:span text:style-name="T10">have all the duties of the not promoted a's, so we need to add rules such as:</text:span></text:p>
      <text:p text:style-name="P15">(1) <text:span text:style-name="T3">RUN|a</text:span><text:span text:style-name="T7">å</text:span><text:span text:style-name="T3"> -&gt; a'b'</text:span></text:p>
      <text:p text:style-name="P15">(2) <text:span text:style-name="T3">RUN|</text:span><text:span text:style-name="T7">å</text:span><text:span text:style-name="T3">bb -&gt; b'</text:span></text:p>
      <text:p text:style-name="P15">(2) <text:span text:style-name="T3">RUN|</text:span><text:span text:style-name="T7">å</text:span><text:span text:style-name="T3">b°b -&gt; b'</text:span></text:p>
      <text:p text:style-name="P15">(2) <text:span text:style-name="T3">RUN|</text:span><text:span text:style-name="T8">a</text:span><text:span text:style-name="T3">b°b -&gt; b'</text:span></text:p>
      <text:p text:style-name="P15">(3) <text:span text:style-name="T3">RUN|°b -&gt; c'</text:span></text:p>
      <text:p text:style-name="P15"/>
      <text:p text:style-name="P26">RUN -&gt; RUN | UNUSABLE_3 with the inhibitors b,<text:span text:style-name="T3">°b</text:span> <text:s/>and UNUSABLE_3</text:p>
      <text:p text:style-name="P32">And our rule:</text:p>
      <text:p text:style-name="P33"><text:span text:style-name="T7">RUN -&gt; RUN | UNUSABLE_1 with inhibitor UNUSABLE_1 and (zero or one) occurence of a</text:span></text:p>
      <text:p text:style-name="P32">will be simply:</text:p>
      <text:p text:style-name="P33"><text:span text:style-name="T7">RUN -&gt; RUN | UNUSABLE_1 with </text:span><text:span text:style-name="T8">the </text:span><text:span text:style-name="T7">inhibitor</text:span><text:span text:style-name="T8">s a and</text:span><text:span text:style-name="T7"> UNUSABLE_1</text:span></text:p>
      <text:p text:style-name="P32">When there is one occurence of a, then there will came a situation with the promotion as the only applicable rule which enables the application of our new rule.</text:p>
      <text:h text:style-name="Heading_20_1" text:outline-level="1">Multiple different objects on the left side</text:h>
      <text:p text:style-name="P32">For a rule with multiple different objects on the left side <text:span text:style-name="T2">(2) RUN|abb -&gt; b' </text:span>there will be a rule for every such object:</text:p>
      <text:p text:style-name="P29">RUN -&gt; RUN | UNUSABLE_2 with the inhibitors a, <text:span text:style-name="T5">å </text:span>and UNUSABLE_2</text:p>
      <text:p text:style-name="P29"><text:soft-page-break/>RUN -&gt; RUN | UNUSABLE_2 with the inhibitors b<text:span text:style-name="T5"> </text:span>and UNUSABLE_2</text:p>
      <text:p text:style-name="P32">The first rule can be applied when there is no a and the second rule when there is at most one b.</text:p>
      <text:h text:style-name="P44" text:outline-level="1"/>
      <text:p text:style-name="P35"/>
      <text:p text:style-name="P37">What about sending objects to another membrane, creating and dissolution of membranes?</text:p>
      <text:p text:style-name="P37">In the original submission in the Informal Proceesings I included the full proof with sending objects. There were 2 more phases used for synchronization of phases between membranes.</text:p>
      <text:p text:style-name="P37"/>
      <text:p text:style-name="P41">What about more than 2 occurences on the left side? </text:p>
      <text:p text:style-name="P41">There are two options, how to deal with it: extend the technique to the second promotion or recall the <text:span text:style-name="T19">theorem that 2 object on the left side are enough to reach universality.</text:span></text:p>
      <text:p text:style-name="P41"/>
      <text:p text:style-name="P42">What about Petri nets? It is the same result.</text:p>
      <text:p text:style-name="P43">I will have a look at that. However, <text:span text:style-name="T20">this simulation is valuable not only for the universality, but also can be seen as a method of the conversion between P systems in sequential manner and maximally parallel manner, which may be essential for future works on P systems and other multiset rewriting systems.</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shadow="none">
        <style:tab-stops/>
        <style:background-image/>
      </style:paragraph-properties>
      <style:text-properties fo:color="#000000" fo:font-size="14pt" fo:font-weight="bold" style:font-size-asian="14pt" style:font-weight-asian="bold" style:font-size-complex="14pt" style:font-weight-complex="6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4T18:37:20.113885503</meta:creation-date>
    <dc:date>2014-06-27T08:10:28.407236892</dc:date>
    <meta:editing-duration>P2DT13H16M4S</meta:editing-duration>
    <meta:editing-cycles>9</meta:editing-cycles>
    <meta:generator>LibreOffice/4.2.4.2$Linux_x86 LibreOffice_project/420m0$Build-2</meta:generator>
    <meta:document-statistic meta:table-count="0" meta:image-count="0" meta:object-count="0" meta:page-count="5" meta:paragraph-count="105" meta:word-count="1568" meta:character-count="8829" meta:non-whitespace-character-count="7345"/>
  </office:meta>
</office:document-meta>
</file>